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12a" officeooo:paragraph-rsid="00193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RO JAVA</text:p>
      <text:p text:style-name="P1"/>
      <text:p text:style-name="P1">Capítulo 03 – Construção de Aplicativos.</text:p>
      <text:p text:style-name="P1">Pagína 6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02:01:00.858450777</meta:creation-date>
    <dc:date>2017-02-05T02:11:59.247448980</dc:date>
    <meta:editing-duration>PT48S</meta:editing-duration>
    <meta:editing-cycles>1</meta:editing-cycles>
    <meta:document-statistic meta:table-count="0" meta:image-count="0" meta:object-count="0" meta:page-count="1" meta:paragraph-count="3" meta:word-count="9" meta:character-count="60" meta:non-whitespace-character-count="53"/>
    <meta:generator>LibreOffice/5.2.2.2$Linux_X86_64 LibreOffice_project/20m0$Build-2</meta:generator>
  </office:meta>
</office:document-meta>
</file>